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98959" officeooo:paragraph-rsid="00198959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98959" officeooo:paragraph-rsid="00198959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98959" officeooo:paragraph-rsid="00198959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2pt" officeooo:rsid="00344bef" officeooo:paragraph-rsid="00344be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344bef" officeooo:paragraph-rsid="0035ec0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3946ee" officeooo:paragraph-rsid="003946e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5pt" officeooo:rsid="00198959" officeooo:paragraph-rsid="003434de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98959" officeooo:paragraph-rsid="00198959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3434de" officeooo:paragraph-rsid="003434de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3946ee" officeooo:paragraph-rsid="003946ee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3434de" officeooo:paragraph-rsid="003434d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3434de" officeooo:paragraph-rsid="003434de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3434de" officeooo:paragraph-rsid="003434de" style:font-size-asian="10.5pt" style:font-weight-asian="bold" style:font-size-complex="12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32b3b1"/>
    </style:style>
    <style:style style:name="T3" style:family="text">
      <style:text-properties officeooo:rsid="003434de"/>
    </style:style>
    <style:style style:name="T4" style:family="text">
      <style:text-properties officeooo:rsid="0035ec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Laboratório de AOC - Prática <text:span text:style-name="T2">2</text:span></text:p>
      <text:p text:style-name="P2">Aluno: Bernard Menezes Moreira da Costa</text:p>
      <text:p text:style-name="P2">Turma: 2</text:p>
      <text:p text:style-name="P2"/>
      <text:p text:style-name="P3"/>
      <text:p text:style-name="P7">1 – <text:span text:style-name="T3">Quais instruções utilizadas são aritméticas? Quais são de operação de</text:span></text:p>
      <text:p text:style-name="P9">transferência de memória? Quais são de controle de fluxo?</text:p>
      <text:p text:style-name="P9"/>
      <text:p text:style-name="P9"><text:tab/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2">Aritméticas</text:p>
          </table:table-cell>
          <table:table-cell table:style-name="Tabela1.A1" office:value-type="string">
            <text:p text:style-name="P12">Transferência de memória</text:p>
          </table:table-cell>
          <table:table-cell table:style-name="Tabela1.C1" office:value-type="string">
            <text:p text:style-name="P13">Controle de fluxo</text:p>
          </table:table-cell>
        </table:table-row>
        <table:table-row>
          <table:table-cell table:style-name="Tabela1.A2" office:value-type="string">
            <text:p text:style-name="P11">addi e div</text:p>
          </table:table-cell>
          <table:table-cell table:style-name="Tabela1.A2" office:value-type="string">
            <text:p text:style-name="P11">lw, la e li</text:p>
          </table:table-cell>
          <table:table-cell table:style-name="Tabela1.C2" office:value-type="string">
            <text:p text:style-name="P11">bqe, bne, jal e slt</text:p>
          </table:table-cell>
        </table:table-row>
      </table:table>
      <text:p text:style-name="P9"><text:span text:style-name="T1"/></text:p>
      <text:p text:style-name="P3"><text:tab/></text:p>
      <text:p text:style-name="P7"><text:span text:style-name="T3">2</text:span> – <text:span text:style-name="T3">Explique o funcionamento do código abaixo.</text:span></text:p>
      <text:p text:style-name="P7"/>
      <text:p text:style-name="P4">Por razão de organização e de dinâmica, a explicação do código está linha por linha abaixo:</text:p>
      <text:p text:style-name="P4"/>
      <text:p text:style-name="P4"><text:tab/>.data <text:s text:c="11"/># o que vem a seguir será armazenado no próximo segmento de memória</text:p>
      <text:p text:style-name="P4">number: .word 2344 <text:s text:c="2"/># salva o numero 2344 em um endereço de memória representado por number</text:p>
      <text:p text:style-name="P4">const: <text:s/>.word 80 <text:s text:c="7"/># salva o numero 80 em um endereço de memória representado por const</text:p>
      <text:p text:style-name="P4"><text:tab/>.text <text:s text:c="6"/># o que vem a seguir são instruções</text:p>
      <text:p text:style-name="P4"><text:tab/></text:p>
      <text:p text:style-name="P4"><text:tab/>lw $t0, number <text:s text:c="7"/>#t0 -&gt; var1 = 2344</text:p>
      <text:p text:style-name="P4"><text:tab/>lw $s0, const <text:s text:c="8"/>#s0 = 80</text:p>
      <text:p text:style-name="P4"><text:tab/>addi $t1, $zero, 1 <text:s text:c="3"/>#t1 -&gt; 1</text:p>
      <text:p text:style-name="P4"><text:tab/>li $v0, 4 <text:s text:c="12"/>#id 4 é pra printar string</text:p>
      <text:p text:style-name="P4"><text:s text:c="8"/>la $a0, texto <text:s text:c="8"/>#passa qual string será printada</text:p>
      <text:p text:style-name="P4"><text:s text:c="8"/>syscall<text:tab/><text:tab/> <text:s text:c="5"/>#coloca na tela</text:p>
      <text:p text:style-name="P4"/>
      <text:p text:style-name="P4">loop: <text:s text:c="2"/>slt $t2, $t0, $s0 <text:s text:c="4"/># Se var1 &lt; 80 $t2 = 1</text:p>
      <text:p text:style-name="P4"><text:tab/>beq $t2, $t1, menor <text:s text:c="2"/># Se t2==1 vai para menor</text:p>
      <text:p text:style-name="P4"><text:tab/>beq $t0, $s0, menor <text:s text:c="2"/># Se var1==80 vai para menor pq queremos &lt;=</text:p>
      <text:p text:style-name="P4"><text:tab/>addi $t0, $t0, -2 <text:s text:c="4"/># Se não reduz dois</text:p>
      <text:p text:style-name="P4"><text:tab/>jal print <text:s text:c="12"/># Jump para a label print</text:p>
      <text:p text:style-name="P4"/>
      <text:p text:style-name="P4">menor: <text:s/>div $t0,$t0,4 <text:s text:c="8"/># var1 = var1/4</text:p>
      <text:p text:style-name="P4"><text:s text:c="8"/>jal print <text:s text:c="12"/># Jump para a label print</text:p>
      <text:p text:style-name="P4"><text:tab/></text:p>
      <text:p text:style-name="P4"><text:tab/></text:p>
      <text:p text:style-name="P4">print: <text:s/>li $v0, 1 <text:s text:c="12"/># Id=1 printa numero</text:p>
      <text:p text:style-name="P4"><text:s text:c="8"/>la $a0, ($t0) <text:s text:c="8"/># Passa o numero a ser printado</text:p>
      <text:p text:style-name="P4"><text:tab/>syscall <text:s text:c="14"/># Coloca na tela</text:p>
      <text:p text:style-name="P4"><text:tab/>li $v0, 4 <text:s text:c="12"/># Id=4 printa string</text:p>
      <text:p text:style-name="P4"><text:s text:c="8"/>la $a0, enter <text:s text:c="8"/># Passa string a ser printada</text:p>
      <text:p text:style-name="P4"><text:s text:c="8"/>syscall <text:s text:c="14"/># Coloca na tela</text:p>
      <text:p text:style-name="P4"><text:tab/>bne $t0, $t1, loop <text:s text:c="3"/># Se var1!=1 volta para o loop</text:p>
      <text:p text:style-name="P4"><text:tab/></text:p>
      <text:p text:style-name="P5"><text:tab/>.data <text:s text:c="4"/># o que vem a seguir será armazenado no próximo segmento de memória</text:p>
      <text:p text:style-name="P4"><text:soft-page-break/>espaço: .asciiz <text:s/>" " <text:s text:c="4"/><text:span text:style-name="T4"># salva em um endereço de memóra representado por espaço uma string = “ “</text:span></text:p>
      <text:p text:style-name="P5">enter: .asciiz <text:s/>"\n" <text:s text:c="3"/><text:span text:style-name="T4"># salva em um endereço de memóra representado por enter uma string = “\n“</text:span></text:p>
      <text:p text:style-name="P5">texto: .asciiz <text:s/>"Teste:\n" <text:s text:c="3"/><text:span text:style-name="T4"># salva em um endereço de memóra representado por texto uma string = <text:s text:c="17"/><text:tab/><text:tab/><text:tab/> <text:s text:c="5"/>#<text:tab/>“Teste\n“</text:span></text:p>
      <text:p text:style-name="P5"/>
      <text:p text:style-name="P5"/>
      <text:p text:style-name="P10">3 - <text:s/>Este código possui algum erro ou pode ser melhorado? Justifique. (Dica: repare que o tipo da variável “Var1” não foi definido!).</text:p>
      <text:p text:style-name="P10"/>
      <text:p text:style-name="P6">O código da maneira que foi implementado não dá um resultado com casas decimais, ele apenas pega a parte inteira da divisão, ou seja, quando executa 5/4 retorna 1, enquanto deveria retornar 1,25. Além disso, seria possível otimizar o código ao utilizar “funções” do mars que permitem controlar o fluxo diretamente como queremos (no caso usar &lt;=), no código isso não foi implementado pois foi sugerido pela professora de AOC 1, uma vez que ela não aceitará o uso dessas funções em suas avaliações. Essa escolha aumentou o número de instruções a serem realizadas pelo programa e consequentemente o tornou menos otimiz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00:17.431756115</meta:creation-date>
    <dc:date>2017-03-30T22:09:30.366234429</dc:date>
    <meta:editing-duration>PT1H14M29S</meta:editing-duration>
    <meta:editing-cycles>15</meta:editing-cycles>
    <meta:generator>LibreOffice/5.1.6.2$Linux_x86 LibreOffice_project/10m0$Build-2</meta:generator>
    <meta:document-statistic meta:table-count="1" meta:image-count="0" meta:object-count="0" meta:page-count="2" meta:paragraph-count="49" meta:word-count="491" meta:character-count="2892" meta:non-whitespace-character-count="2139"/>
  </office:meta>
</office:document-meta>
</file>